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7780b" officeooo:paragraph-rsid="0017780b"/>
    </style:style>
    <style:style style:name="P2" style:family="paragraph" style:parent-style-name="Text_20_body">
      <style:text-properties officeooo:rsid="0017780b" officeooo:paragraph-rsid="001a2a59"/>
    </style:style>
    <style:style style:name="P3" style:family="paragraph" style:parent-style-name="Heading_20_1">
      <style:text-properties officeooo:paragraph-rsid="0017780b"/>
    </style:style>
    <style:style style:name="P4" style:family="paragraph" style:parent-style-name="Title" style:master-page-name="First_20_Page">
      <style:paragraph-properties style:page-number="auto"/>
      <style:text-properties officeooo:rsid="0017780b" officeooo:paragraph-rsid="0017780b"/>
    </style:style>
    <style:style style:name="P5" style:family="paragraph" style:parent-style-name="Heading_20_2">
      <style:text-properties officeooo:rsid="0017780b" officeooo:paragraph-rsid="0017780b"/>
    </style:style>
    <style:style style:name="P6" style:family="paragraph" style:parent-style-name="Heading_20_2">
      <style:text-properties officeooo:rsid="0017780b" officeooo:paragraph-rsid="001a2a59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7780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ame Design Doc</text:p>
      <text:h text:style-name="P3" text:outline-level="1"><text:bookmark-start text:name="__RefHeading___Toc106_4028500421"/><text:span text:style-name="T1">Intr</text:span><text:bookmark-end text:name="__RefHeading___Toc106_4028500421"/></text:h>
      <text:h text:style-name="P6" text:outline-level="2"><text:bookmark-start text:name="__RefHeading___Toc112_4028500421"/>Intro 2<text:bookmark-end text:name="__RefHeading___Toc112_4028500421"/></text:h>
      <text:p text:style-name="P2"><text:span text:style-name="T1">Text2</text:span></text:p>
      <text:h text:style-name="P5" text:outline-level="2"/>
      <text:h text:style-name="P5" text:outline-level="2"><text:bookmark-start text:name="__RefHeading___Toc108_4028500421"/>Intro1<text:bookmark-end text:name="__RefHeading___Toc108_4028500421"/></text:h>
      <text:p text:style-name="P1">Text1</text:p>
      <text:h text:style-name="P5" text:outline-level="2"/>
      <text:p text:style-name="P1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7"><text:a xlink:type="simple" xlink:href="#__RefHeading___Toc106_4028500421" text:style-name="Index_20_Link" text:visited-style-name="Index_20_Link">Intr<text:tab/>1</text:a></text:p>
          <text:p text:style-name="P8"><text:a xlink:type="simple" xlink:href="#__RefHeading___Toc112_4028500421" text:style-name="Index_20_Link" text:visited-style-name="Index_20_Link">Intro 2<text:tab/>1</text:a></text:p>
          <text:p text:style-name="P8"><text:a xlink:type="simple" xlink:href="#__RefHeading___Toc108_4028500421" text:style-name="Index_20_Link" text:visited-style-name="Index_20_Link">Intro1<text:tab/>1</text:a></text:p>
        </text:index-body>
      </text:table-of-conten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21:08:59.003000000</meta:creation-date>
    <dc:date>2017-10-27T21:21:39.032000000</dc:date>
    <meta:editing-duration>PT12M43S</meta:editing-duration>
    <meta:editing-cycles>4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10" meta:word-count="18" meta:character-count="76" meta:non-whitespace-character-count="68"/>
  </office:meta>
</office:document-meta>
</file>